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 office:string-value="12S">
            <text:p>12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S">
            <text:p>12S</text:p>
          </table:table-cell>
          <table:table-cell office:value-type="string" office:string-value="5S">
            <text:p>5S</text:p>
          </table:table-cell>
          <table:table-cell office:value-type="string" office:string-value="12S">
            <text:p>12S</text:p>
          </table:table-cell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S">
            <text:p>12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S">
            <text:p>12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5S">
            <text:p>5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12S">
            <text:p>12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8S">
            <text:p>8S</text:p>
          </table:table-cell>
          <table:table-cell office:value-type="string" office:string-value="10L">
            <text:p>10L</text:p>
          </table:table-cell>
        </table:table-row>
        <table:table-row>
          <table:table-cell office:value-type="string" office:string-value="10L">
            <text:p>10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L">
            <text:p>10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L">
            <text:p>10L</text:p>
          </table:table-cell>
          <table:table-cell office:value-type="string" office:string-value="2L">
            <text:p>2L</text:p>
          </table:table-cell>
          <table:table-cell office:value-type="string" office:string-value="5S">
            <text:p>5S</text:p>
          </table:table-cell>
          <table:table-cell office:value-type="string" office:string-value="">
            <text:p/>
          </table:table-cell>
          <table:table-cell office:value-type="string" office:string-value="10L">
            <text:p>10L</text:p>
          </table:table-cell>
          <table:table-cell office:value-type="string" office:string-value="5S">
            <text:p>5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5S">
            <text:p>5S</text:p>
          </table:table-cell>
          <table:table-cell office:value-type="string" office:string-value="12S">
            <text:p>12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12S">
            <text:p>12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L">
            <text:p>10L</text:p>
          </table:table-cell>
          <table:table-cell office:value-type="string" office:string-value="10L">
            <text:p>10L</text:p>
          </table:table-cell>
          <table:table-cell office:value-type="string" office:string-value="5S">
            <text:p>5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S">
            <text:p>3S</text:p>
          </table:table-cell>
          <table:table-cell office:value-type="string" office:string-value="5S">
            <text:p>5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12S">
            <text:p>12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L">
            <text:p>10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L">
            <text:p>10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L">
            <text:p>10L</text:p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2L">
            <text:p>2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5S">
            <text:p>5S</text:p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L">
            <text:p>10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5S">
            <text:p>5S</text:p>
          </table:table-cell>
        </table:table-row>
        <table:table-row>
          <table:table-cell office:value-type="string" office:string-value="10L">
            <text:p>10L</text:p>
          </table:table-cell>
          <table:table-cell office:value-type="string" office:string-value="5S">
            <text:p>5S</text:p>
          </table:table-cell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L">
            <text:p>10L</text:p>
          </table:table-cell>
          <table:table-cell office:value-type="string" office:string-value="">
            <text:p/>
          </table:table-cell>
          <table:table-cell office:value-type="string" office:string-value="5S">
            <text:p>5S</text:p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12S">
            <text:p>12S</text:p>
          </table:table-cell>
          <table:table-cell office:value-type="string" office:string-value="">
            <text:p/>
          </table:table-cell>
          <table:table-cell office:value-type="string" office:string-value="12S">
            <text:p>12S</text:p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S">
            <text:p>12S</text:p>
          </table:table-cell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12S">
            <text:p>12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5S">
            <text:p>5S</text:p>
          </table:table-cell>
          <table:table-cell office:value-type="string" office:string-value="3S">
            <text:p>3S</text:p>
          </table:table-cell>
          <table:table-cell office:value-type="string" office:string-value="5S">
            <text:p>5S</text:p>
          </table:table-cell>
          <table:table-cell office:value-type="string" office:string-value="5S">
            <text:p>5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  <table:table-cell office:value-type="string" office:string-value="8S">
            <text:p>8S</text:p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5S">
            <text:p>5S</text:p>
          </table:table-cell>
          <table:table-cell office:value-type="string" office:string-value="">
            <text:p/>
          </table:table-cell>
          <table:table-cell office:value-type="string" office:string-value="3S">
            <text:p>3S</text:p>
          </table:table-cell>
          <table:table-cell office:value-type="string" office:string-value="10L">
            <text:p>10L</text:p>
          </table:table-cell>
          <table:table-cell office:value-type="string" office:string-value="3S">
            <text:p>3S</text:p>
          </table:table-cell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  <table:table-cell office:value-type="string" office:string-value="5S">
            <text:p>5S</text:p>
          </table:table-cell>
          <table:table-cell office:value-type="string" office:string-value="12S">
            <text:p>12S</text:p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  <table:table-cell office:value-type="string" office:string-value="10L">
            <text:p>10L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12S">
            <text:p>12S</text:p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L">
            <text:p>10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5S">
            <text:p>5S</text:p>
          </table:table-cell>
          <table:table-cell office:value-type="string" office:string-value="10L">
            <text:p>10L</text:p>
          </table:table-cell>
          <table:table-cell office:value-type="string" office:string-value="10L">
            <text:p>10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5S">
            <text:p>5S</text:p>
          </table:table-cell>
          <table:table-cell office:value-type="string" office:string-value="5S">
            <text:p>5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S">
            <text:p>12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5S">
            <text:p>5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10L">
            <text:p>10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L">
            <text:p>10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5S">
            <text:p>5S</text:p>
          </table:table-cell>
          <table:table-cell office:value-type="string" office:string-value="12S">
            <text:p>12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5S">
            <text:p>5S</text:p>
          </table:table-cell>
          <table:table-cell office:value-type="string" office:string-value="12S">
            <text:p>12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S">
            <text:p>12S</text:p>
          </table:table-cell>
          <table:table-cell office:value-type="string" office:string-value="5S">
            <text:p>5S</text:p>
          </table:table-cell>
          <table:table-cell office:value-type="string" office:string-value="5S">
            <text:p>5S</text:p>
          </table:table-cell>
        </table:table-row>
        <table:table-row>
          <table:table-cell office:value-type="string" office:string-value="5S">
            <text:p>5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S">
            <text:p>12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S">
            <text:p>12S</text:p>
          </table:table-cell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L">
            <text:p>10L</text:p>
          </table:table-cell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</table:table-row>
        <table:table-row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8S">
            <text:p>8S</text:p>
          </table:table-cell>
          <table:table-cell office:value-type="string" office:string-value="10L">
            <text:p>10L</text:p>
          </table:table-cell>
          <table:table-cell office:value-type="string" office:string-value="10L">
            <text:p>10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8S">
            <text:p>8S</text:p>
          </table:table-cell>
          <table:table-cell office:value-type="string" office:string-value="">
            <text:p/>
          </table:table-cell>
          <table:table-cell office:value-type="string" office:string-value="2L">
            <text:p>2L</text:p>
          </table:table-cell>
          <table:table-cell office:value-type="string" office:string-value="10L">
            <text:p>10L</text:p>
          </table:table-cell>
          <table:table-cell office:value-type="string" office:string-value="2L">
            <text:p>2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  <table:table-cell office:value-type="string" office:string-value="12S">
            <text:p>12S</text:p>
          </table:table-cell>
          <table:table-cell office:value-type="string" office:string-value="12S">
            <text:p>12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5S">
            <text:p>5S</text:p>
          </table:table-cell>
          <table:table-cell office:value-type="string" office:string-value="5S">
            <text:p>5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3S">
            <text:p>3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4L">
            <text:p>4L</text:p>
          </table:table-cell>
        </table:table-row>
        <table:table-row>
          <table:table-cell office:value-type="string" office:string-value="12S">
            <text:p>12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6L">
            <text:p>6L</text:p>
          </table:table-cell>
          <table:table-cell office:value-type="string" office:string-value="12S">
            <text:p>12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